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9.87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b7b3ca"/>
    </style:style>
    <style:style style:name="ce5" style:family="table-cell" style:parent-style-name="Default">
      <style:table-cell-properties fo:background-color="#ffb66c"/>
    </style:style>
    <style:style style:name="gr1" style:family="graphic">
      <style:graphic-properties draw:stroke="solid" svg:stroke-width="1mm" svg:stroke-color="#000000" draw:marker-start-width="5mm" draw:marker-end-width="5mm" draw:fill="none" draw:textarea-horizontal-align="center" draw:textarea-vertical-align="middle" fo:padding-top="0.5mm" fo:padding-bottom="0.5mm" fo:padding-left="0.5mm" fo:padding-right="0.5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9mm" svg:height="89.99mm" svg:x="163.43mm" svg:y="23.06mm">
            <draw:object draw:notify-on-update-of-ranges="Arkusz1.E1:Arkusz1.E1 Arkusz1.E3:Arkusz1.E3 Arkusz1.F1:Arkusz1.F1 Arkusz1.F3:Arkusz1.F3 Arkusz1.G1:Arkusz1.G1 Arkusz1.G3:Arkusz1.G3 Arkusz1.H1:Arkusz1.H1 Arkusz1.H3:Arkusz1.H3 Arkusz1.I1:Arkusz1.I1 Arkusz1.I3:Arkusz1.I3 Arkusz1.J1:Arkusz1.J1 Arkusz1.J3:Arkusz1.J3 Arkusz1.K1:Arkusz1.K1 Arkusz1.K3:Arkusz1.K3 Arkusz1.L1:Arkusz1.L1 Arkusz1.L3:Arkusz1.L3 Arkusz1.M1:Arkusz1.M1 Arkusz1.M3:Arkusz1.M3 Arkusz1.N1:Arkusz1.N1 Arkusz1.N3:Arkusz1.N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26.7mm" svg:y="23.05mm">
            <draw:object draw:notify-on-update-of-ranges="Arkusz1.E1:Arkusz1.E1 Arkusz1.E4:Arkusz1.E4 Arkusz1.F1:Arkusz1.F1 Arkusz1.F4:Arkusz1.F4 Arkusz1.G1:Arkusz1.G1 Arkusz1.G4:Arkusz1.G4 Arkusz1.H1:Arkusz1.H1 Arkusz1.H4:Arkusz1.H4 Arkusz1.I1:Arkusz1.I1 Arkusz1.I4:Arkusz1.I4 Arkusz1.J1:Arkusz1.J1 Arkusz1.J4:Arkusz1.J4 Arkusz1.K1:Arkusz1.K1 Arkusz1.K4:Arkusz1.K4 Arkusz1.L1:Arkusz1.L1 Arkusz1.L4:Arkusz1.L4 Arkusz1.M1:Arkusz1.M1 Arkusz1.M4:Arkusz1.M4 Arkusz1.N1:Arkusz1.N1 Arkusz1.N4:Arkusz1.N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mm" svg:y="22.51mm">
            <draw:object draw:notify-on-update-of-ranges="Arkusz1.E1:Arkusz1.E1 Arkusz1.E2:Arkusz1.E2 Arkusz1.F1:Arkusz1.F1 Arkusz1.F2:Arkusz1.F2 Arkusz1.G1:Arkusz1.G1 Arkusz1.G2:Arkusz1.G2 Arkusz1.H1:Arkusz1.H1 Arkusz1.H2:Arkusz1.H2 Arkusz1.I1:Arkusz1.I1 Arkusz1.I2:Arkusz1.I2 Arkusz1.J1:Arkusz1.J1 Arkusz1.J2:Arkusz1.J2 Arkusz1.K1:Arkusz1.K1 Arkusz1.K2:Arkusz1.K2 Arkusz1.L1:Arkusz1.L1 Arkusz1.L2:Arkusz1.L2 Arkusz1.M1:Arkusz1.M1 Arkusz1.M2:Arkusz1.M2 Arkusz1.N1:Arkusz1.N1 Arkusz1.N2:Arkusz1.N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2" draw:text-style-name="P1" svg:width="159.68mm" svg:height="80.95mm" svg:x="1.1mm" svg:y="116.55mm">
            <draw:object draw:notify-on-update-of-ranges="Arkusz1.D2:Arkusz1.D4 Arkusz1.E1:Arkusz1.E1 Arkusz1.E2:Arkusz1.E4 Arkusz1.F1:Arkusz1.F1 Arkusz1.F2:Arkusz1.F4 Arkusz1.G1:Arkusz1.G1 Arkusz1.G2:Arkusz1.G4 Arkusz1.H1:Arkusz1.H1 Arkusz1.H2:Arkusz1.H4 Arkusz1.I1:Arkusz1.I1 Arkusz1.I2:Arkusz1.I4 Arkusz1.J1:Arkusz1.J1 Arkusz1.J2:Arkusz1.J4 Arkusz1.K1:Arkusz1.K1 Arkusz1.K2:Arkusz1.K4 Arkusz1.L1:Arkusz1.L1 Arkusz1.L2:Arkusz1.L4 Arkusz1.M1:Arkusz1.M1 Arkusz1.M2:Arkusz1.M4 Arkusz1.N1:Arkusz1.N1 Arkusz1.N2:Arkusz1.N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3" table:number-columns-repeated="9" table:default-cell-style-name="ce2"/>
        <table:table-row table:style-name="ro1">
          <table:table-cell table:number-columns-repeated="3"/>
          <table:table-cell office:value-type="string" calcext:value-type="string">
            <text:p>Dział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zęstotliwość występowania cyfr w liczbach w zakresie</text:p>
          </table:table-cell>
          <table:table-cell table:number-columns-repeated="2"/>
          <table:table-cell office:value-type="string" calcext:value-type="string">
            <text:p>Pierwsze</text:p>
          </table:table-cell>
          <table:table-cell table:style-name="ce3" office:value-type="float" office:value="9311" calcext:value-type="float">
            <text:p>9311</text:p>
          </table:table-cell>
          <table:table-cell table:style-name="ce3" office:value-type="float" office:value="25402" calcext:value-type="float">
            <text:p>25402</text:p>
          </table:table-cell>
          <table:table-cell table:style-name="ce3" office:value-type="float" office:value="18517" calcext:value-type="float">
            <text:p>18517</text:p>
          </table:table-cell>
          <table:table-cell table:style-name="ce3" office:value-type="float" office:value="16801" calcext:value-type="float">
            <text:p>16801</text:p>
          </table:table-cell>
          <table:table-cell table:style-name="ce3" office:value-type="float" office:value="10357" calcext:value-type="float">
            <text:p>10357</text:p>
          </table:table-cell>
          <table:table-cell table:style-name="ce3" office:value-type="float" office:value="10355" calcext:value-type="float">
            <text:p>10355</text:p>
          </table:table-cell>
          <table:table-cell table:style-name="ce3" office:value-type="float" office:value="10313" calcext:value-type="float">
            <text:p>10313</text:p>
          </table:table-cell>
          <table:table-cell table:style-name="ce3" office:value-type="float" office:value="16870" calcext:value-type="float">
            <text:p>16870</text:p>
          </table:table-cell>
          <table:table-cell table:style-name="ce3" office:value-type="float" office:value="10259" calcext:value-type="float">
            <text:p>10259</text:p>
          </table:table-cell>
          <table:table-cell table:style-name="ce3" office:value-type="float" office:value="16779" calcext:value-type="float">
            <text:p>16779</text:p>
          </table:table-cell>
        </table:table-row>
        <table:table-row table:style-name="ro1">
          <table:table-cell table:style-name="ce6" office:value-type="string" calcext:value-type="string">
            <text:p>Od 1 do 300000</text:p>
          </table:table-cell>
          <table:table-cell table:number-columns-repeated="2"/>
          <table:table-cell office:value-type="string" calcext:value-type="string">
            <text:p>Normalne</text:p>
          </table:table-cell>
          <table:table-cell table:style-name="ce4" office:value-type="float" office:value="138894" calcext:value-type="float">
            <text:p>138894</text:p>
          </table:table-cell>
          <table:table-cell table:number-columns-repeated="2" table:style-name="ce4" office:value-type="float" office:value="250000" calcext:value-type="float">
            <text:p>250000</text:p>
          </table:table-cell>
          <table:table-cell table:style-name="ce4" office:value-type="float" office:value="150001" calcext:value-type="float">
            <text:p>150001</text:p>
          </table:table-cell>
          <table:table-cell table:number-columns-repeated="6" table:style-name="ce4" office:value-type="float" office:value="150000" calcext:value-type="float">
            <text:p>15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epierwsze</text:p>
          </table:table-cell>
          <table:table-cell table:style-name="ce5" office:value-type="float" office:value="129583" calcext:value-type="float">
            <text:p>129583</text:p>
          </table:table-cell>
          <table:table-cell table:style-name="ce5" office:value-type="float" office:value="224598" calcext:value-type="float">
            <text:p>224598</text:p>
          </table:table-cell>
          <table:table-cell table:style-name="ce5" office:value-type="float" office:value="231483" calcext:value-type="float">
            <text:p>231483</text:p>
          </table:table-cell>
          <table:table-cell table:style-name="ce5" office:value-type="float" office:value="133200" calcext:value-type="float">
            <text:p>133200</text:p>
          </table:table-cell>
          <table:table-cell table:style-name="ce5" office:value-type="float" office:value="139643" calcext:value-type="float">
            <text:p>139643</text:p>
          </table:table-cell>
          <table:table-cell table:style-name="ce5" office:value-type="float" office:value="139645" calcext:value-type="float">
            <text:p>139645</text:p>
          </table:table-cell>
          <table:table-cell table:style-name="ce5" office:value-type="float" office:value="139687" calcext:value-type="float">
            <text:p>139687</text:p>
          </table:table-cell>
          <table:table-cell table:style-name="ce5" office:value-type="float" office:value="133130" calcext:value-type="float">
            <text:p>133130</text:p>
          </table:table-cell>
          <table:table-cell table:style-name="ce5" office:value-type="float" office:value="139741" calcext:value-type="float">
            <text:p>139741</text:p>
          </table:table-cell>
          <table:table-cell table:style-name="ce5" office:value-type="float" office:value="133221" calcext:value-type="float">
            <text:p>133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.00.0000</text:date>, <text:time style:data-style-name="N2" text:time-value="14:10:16.57931219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6T00:27:21.678024020</meta:creation-date>
    <dc:date>2021-01-17T14:11:52.287430165</dc:date>
    <meta:editing-duration>PT1H52S</meta:editing-duration>
    <meta:editing-cycles>17</meta:editing-cycles>
    <meta:generator>LibreOffice/6.1.5.2$Linux_X86_64 LibreOffice_project/10$Build-2</meta:generator>
    <meta:document-statistic meta:table-count="1" meta:cell-count="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16cm" svg:y="0.316cm" chart:style-name="ch2">
          <text:p>Liczby pierwsze</text:p>
        </chart:title>
        <chart:legend chart:legend-position="end" svg:x="15.06cm" svg:y="1.96cm" style:legend-expansion="high" chart:style-name="ch3"/>
        <chart:plot-area chart:style-name="ch4" table:cell-range-address="Arkusz1.E1:Arkusz1.N2" chart:data-source-has-labels="row" svg:x="0.32cm" svg:y="1.275cm" svg:width="14.42cm" svg:height="7.545cm">
          <chartooo:coordinate-region svg:x="1.497cm" svg:y="1.474cm" svg:width="13.243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E2:Arkusz1.E2" chart:label-cell-address="Arkusz1.E1:Arkusz1.E1" chart:class="chart:bar">
            <chart:data-point/>
          </chart:series>
          <chart:series chart:style-name="ch9" chart:values-cell-range-address="Arkusz1.F2:Arkusz1.F2" chart:label-cell-address="Arkusz1.F1:Arkusz1.F1" chart:class="chart:bar">
            <chart:data-point/>
          </chart:series>
          <chart:series chart:style-name="ch10" chart:values-cell-range-address="Arkusz1.G2:Arkusz1.G2" chart:label-cell-address="Arkusz1.G1:Arkusz1.G1" chart:class="chart:bar">
            <chart:data-point/>
          </chart:series>
          <chart:series chart:style-name="ch11" chart:values-cell-range-address="Arkusz1.H2:Arkusz1.H2" chart:label-cell-address="Arkusz1.H1:Arkusz1.H1" chart:class="chart:bar">
            <chart:data-point/>
          </chart:series>
          <chart:series chart:style-name="ch12" chart:values-cell-range-address="Arkusz1.I2:Arkusz1.I2" chart:label-cell-address="Arkusz1.I1:Arkusz1.I1" chart:class="chart:bar">
            <chart:data-point/>
          </chart:series>
          <chart:series chart:style-name="ch13" chart:values-cell-range-address="Arkusz1.J2:Arkusz1.J2" chart:label-cell-address="Arkusz1.J1:Arkusz1.J1" chart:class="chart:bar">
            <chart:data-point/>
          </chart:series>
          <chart:series chart:style-name="ch14" chart:values-cell-range-address="Arkusz1.K2:Arkusz1.K2" chart:label-cell-address="Arkusz1.K1:Arkusz1.K1" chart:class="chart:bar">
            <chart:data-point/>
          </chart:series>
          <chart:series chart:style-name="ch15" chart:values-cell-range-address="Arkusz1.L2:Arkusz1.L2" chart:label-cell-address="Arkusz1.L1:Arkusz1.L1" chart:class="chart:bar">
            <chart:data-point/>
          </chart:series>
          <chart:series chart:style-name="ch16" chart:values-cell-range-address="Arkusz1.M2:Arkusz1.M2" chart:label-cell-address="Arkusz1.M1:Arkusz1.M1" chart:class="chart:bar">
            <chart:data-point/>
          </chart:series>
          <chart:series chart:style-name="ch17" chart:values-cell-range-address="Arkusz1.N2:Arkusz1.N2" chart:label-cell-address="Arkusz1.N1:Arkusz1.N1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rkusz1.E1:Arkusz1.E1</svg:desc>
                </draw:g>
              </table:table-cell>
              <table:table-cell office:value-type="string">
                <text:p>1</text:p>
                <draw:g>
                  <svg:desc>Arkusz1.F1:Arkusz1.F1</svg:desc>
                </draw:g>
              </table:table-cell>
              <table:table-cell office:value-type="string">
                <text:p>2</text:p>
                <draw:g>
                  <svg:desc>Arkusz1.G1:Arkusz1.G1</svg:desc>
                </draw:g>
              </table:table-cell>
              <table:table-cell office:value-type="string">
                <text:p>3</text:p>
                <draw:g>
                  <svg:desc>Arkusz1.H1:Arkusz1.H1</svg:desc>
                </draw:g>
              </table:table-cell>
              <table:table-cell office:value-type="string">
                <text:p>4</text:p>
                <draw:g>
                  <svg:desc>Arkusz1.I1:Arkusz1.I1</svg:desc>
                </draw:g>
              </table:table-cell>
              <table:table-cell office:value-type="string">
                <text:p>5</text:p>
                <draw:g>
                  <svg:desc>Arkusz1.J1:Arkusz1.J1</svg:desc>
                </draw:g>
              </table:table-cell>
              <table:table-cell office:value-type="string">
                <text:p>6</text:p>
                <draw:g>
                  <svg:desc>Arkusz1.K1:Arkusz1.K1</svg:desc>
                </draw:g>
              </table:table-cell>
              <table:table-cell office:value-type="string">
                <text:p>7</text:p>
                <draw:g>
                  <svg:desc>Arkusz1.L1:Arkusz1.L1</svg:desc>
                </draw:g>
              </table:table-cell>
              <table:table-cell office:value-type="string">
                <text:p>8</text:p>
                <draw:g>
                  <svg:desc>Arkusz1.M1:Arkusz1.M1</svg:desc>
                </draw:g>
              </table:table-cell>
              <table:table-cell office:value-type="string">
                <text:p>9</text:p>
                <draw:g>
                  <svg:desc>Arkusz1.N1:Arkusz1.N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311">
                <text:p>9311</text:p>
                <draw:g>
                  <svg:desc>Arkusz1.E2:Arkusz1.E2</svg:desc>
                </draw:g>
              </table:table-cell>
              <table:table-cell office:value-type="float" office:value="25402">
                <text:p>25402</text:p>
                <draw:g>
                  <svg:desc>Arkusz1.F2:Arkusz1.F2</svg:desc>
                </draw:g>
              </table:table-cell>
              <table:table-cell office:value-type="float" office:value="18517">
                <text:p>18517</text:p>
                <draw:g>
                  <svg:desc>Arkusz1.G2:Arkusz1.G2</svg:desc>
                </draw:g>
              </table:table-cell>
              <table:table-cell office:value-type="float" office:value="16801">
                <text:p>16801</text:p>
                <draw:g>
                  <svg:desc>Arkusz1.H2:Arkusz1.H2</svg:desc>
                </draw:g>
              </table:table-cell>
              <table:table-cell office:value-type="float" office:value="10357">
                <text:p>10357</text:p>
                <draw:g>
                  <svg:desc>Arkusz1.I2:Arkusz1.I2</svg:desc>
                </draw:g>
              </table:table-cell>
              <table:table-cell office:value-type="float" office:value="10355">
                <text:p>10355</text:p>
                <draw:g>
                  <svg:desc>Arkusz1.J2:Arkusz1.J2</svg:desc>
                </draw:g>
              </table:table-cell>
              <table:table-cell office:value-type="float" office:value="10313">
                <text:p>10313</text:p>
                <draw:g>
                  <svg:desc>Arkusz1.K2:Arkusz1.K2</svg:desc>
                </draw:g>
              </table:table-cell>
              <table:table-cell office:value-type="float" office:value="16870">
                <text:p>16870</text:p>
                <draw:g>
                  <svg:desc>Arkusz1.L2:Arkusz1.L2</svg:desc>
                </draw:g>
              </table:table-cell>
              <table:table-cell office:value-type="float" office:value="10259">
                <text:p>10259</text:p>
                <draw:g>
                  <svg:desc>Arkusz1.M2:Arkusz1.M2</svg:desc>
                </draw:g>
              </table:table-cell>
              <table:table-cell office:value-type="float" office:value="16779">
                <text:p>16779</text:p>
                <draw:g>
                  <svg:desc>Arkusz1.N2:Arkusz1.N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69cm" svg:y="0.316cm" chart:style-name="ch2">
          <text:p>Liczby</text:p>
        </chart:title>
        <chart:legend chart:legend-position="end" svg:x="15.06cm" svg:y="1.96cm" style:legend-expansion="high" chart:style-name="ch3"/>
        <chart:plot-area chart:style-name="ch4" table:cell-range-address="Arkusz1.E1:Arkusz1.N1 Arkusz1.E3:Arkusz1.N3" chart:data-source-has-labels="row" svg:x="0.32cm" svg:y="1.275cm" svg:width="14.42cm" svg:height="7.545cm">
          <chartooo:coordinate-region svg:x="1.682cm" svg:y="1.474cm" svg:width="13.058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E3:Arkusz1.E3" chart:label-cell-address="Arkusz1.E1:Arkusz1.E1" chart:class="chart:bar">
            <chart:data-point/>
          </chart:series>
          <chart:series chart:style-name="ch9" chart:values-cell-range-address="Arkusz1.F3:Arkusz1.F3" chart:label-cell-address="Arkusz1.F1:Arkusz1.F1" chart:class="chart:bar">
            <chart:data-point/>
          </chart:series>
          <chart:series chart:style-name="ch10" chart:values-cell-range-address="Arkusz1.G3:Arkusz1.G3" chart:label-cell-address="Arkusz1.G1:Arkusz1.G1" chart:class="chart:bar">
            <chart:data-point/>
          </chart:series>
          <chart:series chart:style-name="ch11" chart:values-cell-range-address="Arkusz1.H3:Arkusz1.H3" chart:label-cell-address="Arkusz1.H1:Arkusz1.H1" chart:class="chart:bar">
            <chart:data-point/>
          </chart:series>
          <chart:series chart:style-name="ch12" chart:values-cell-range-address="Arkusz1.I3:Arkusz1.I3" chart:label-cell-address="Arkusz1.I1:Arkusz1.I1" chart:class="chart:bar">
            <chart:data-point/>
          </chart:series>
          <chart:series chart:style-name="ch13" chart:values-cell-range-address="Arkusz1.J3:Arkusz1.J3" chart:label-cell-address="Arkusz1.J1:Arkusz1.J1" chart:class="chart:bar">
            <chart:data-point/>
          </chart:series>
          <chart:series chart:style-name="ch14" chart:values-cell-range-address="Arkusz1.K3:Arkusz1.K3" chart:label-cell-address="Arkusz1.K1:Arkusz1.K1" chart:class="chart:bar">
            <chart:data-point/>
          </chart:series>
          <chart:series chart:style-name="ch15" chart:values-cell-range-address="Arkusz1.L3:Arkusz1.L3" chart:label-cell-address="Arkusz1.L1:Arkusz1.L1" chart:class="chart:bar">
            <chart:data-point/>
          </chart:series>
          <chart:series chart:style-name="ch16" chart:values-cell-range-address="Arkusz1.M3:Arkusz1.M3" chart:label-cell-address="Arkusz1.M1:Arkusz1.M1" chart:class="chart:bar">
            <chart:data-point/>
          </chart:series>
          <chart:series chart:style-name="ch17" chart:values-cell-range-address="Arkusz1.N3:Arkusz1.N3" chart:label-cell-address="Arkusz1.N1:Arkusz1.N1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rkusz1.E1:Arkusz1.E1</svg:desc>
                </draw:g>
              </table:table-cell>
              <table:table-cell office:value-type="string">
                <text:p>1</text:p>
                <draw:g>
                  <svg:desc>Arkusz1.F1:Arkusz1.F1</svg:desc>
                </draw:g>
              </table:table-cell>
              <table:table-cell office:value-type="string">
                <text:p>2</text:p>
                <draw:g>
                  <svg:desc>Arkusz1.G1:Arkusz1.G1</svg:desc>
                </draw:g>
              </table:table-cell>
              <table:table-cell office:value-type="string">
                <text:p>3</text:p>
                <draw:g>
                  <svg:desc>Arkusz1.H1:Arkusz1.H1</svg:desc>
                </draw:g>
              </table:table-cell>
              <table:table-cell office:value-type="string">
                <text:p>4</text:p>
                <draw:g>
                  <svg:desc>Arkusz1.I1:Arkusz1.I1</svg:desc>
                </draw:g>
              </table:table-cell>
              <table:table-cell office:value-type="string">
                <text:p>5</text:p>
                <draw:g>
                  <svg:desc>Arkusz1.J1:Arkusz1.J1</svg:desc>
                </draw:g>
              </table:table-cell>
              <table:table-cell office:value-type="string">
                <text:p>6</text:p>
                <draw:g>
                  <svg:desc>Arkusz1.K1:Arkusz1.K1</svg:desc>
                </draw:g>
              </table:table-cell>
              <table:table-cell office:value-type="string">
                <text:p>7</text:p>
                <draw:g>
                  <svg:desc>Arkusz1.L1:Arkusz1.L1</svg:desc>
                </draw:g>
              </table:table-cell>
              <table:table-cell office:value-type="string">
                <text:p>8</text:p>
                <draw:g>
                  <svg:desc>Arkusz1.M1:Arkusz1.M1</svg:desc>
                </draw:g>
              </table:table-cell>
              <table:table-cell office:value-type="string">
                <text:p>9</text:p>
                <draw:g>
                  <svg:desc>Arkusz1.N1:Arkusz1.N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8894">
                <text:p>138894</text:p>
                <draw:g>
                  <svg:desc>Arkusz1.E3:Arkusz1.E3</svg:desc>
                </draw:g>
              </table:table-cell>
              <table:table-cell office:value-type="float" office:value="250000">
                <text:p>250000</text:p>
                <draw:g>
                  <svg:desc>Arkusz1.F3:Arkusz1.F3</svg:desc>
                </draw:g>
              </table:table-cell>
              <table:table-cell office:value-type="float" office:value="250000">
                <text:p>250000</text:p>
                <draw:g>
                  <svg:desc>Arkusz1.G3:Arkusz1.G3</svg:desc>
                </draw:g>
              </table:table-cell>
              <table:table-cell office:value-type="float" office:value="150001">
                <text:p>150001</text:p>
                <draw:g>
                  <svg:desc>Arkusz1.H3:Arkusz1.H3</svg:desc>
                </draw:g>
              </table:table-cell>
              <table:table-cell office:value-type="float" office:value="150000">
                <text:p>150000</text:p>
                <draw:g>
                  <svg:desc>Arkusz1.I3:Arkusz1.I3</svg:desc>
                </draw:g>
              </table:table-cell>
              <table:table-cell office:value-type="float" office:value="150000">
                <text:p>150000</text:p>
                <draw:g>
                  <svg:desc>Arkusz1.J3:Arkusz1.J3</svg:desc>
                </draw:g>
              </table:table-cell>
              <table:table-cell office:value-type="float" office:value="150000">
                <text:p>150000</text:p>
                <draw:g>
                  <svg:desc>Arkusz1.K3:Arkusz1.K3</svg:desc>
                </draw:g>
              </table:table-cell>
              <table:table-cell office:value-type="float" office:value="150000">
                <text:p>150000</text:p>
                <draw:g>
                  <svg:desc>Arkusz1.L3:Arkusz1.L3</svg:desc>
                </draw:g>
              </table:table-cell>
              <table:table-cell office:value-type="float" office:value="150000">
                <text:p>150000</text:p>
                <draw:g>
                  <svg:desc>Arkusz1.M3:Arkusz1.M3</svg:desc>
                </draw:g>
              </table:table-cell>
              <table:table-cell office:value-type="float" office:value="150000">
                <text:p>150000</text:p>
                <draw:g>
                  <svg:desc>Arkusz1.N3:Arkusz1.N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25cm" svg:y="0.316cm" chart:style-name="ch2">
          <text:p>Liczby niepierwsze</text:p>
        </chart:title>
        <chart:legend chart:legend-position="end" svg:x="15.06cm" svg:y="1.96cm" style:legend-expansion="high" chart:style-name="ch3"/>
        <chart:plot-area chart:style-name="ch4" table:cell-range-address="Arkusz1.E1:Arkusz1.N1 Arkusz1.E4:Arkusz1.N4" chart:data-source-has-labels="row" svg:x="0.32cm" svg:y="1.275cm" svg:width="14.42cm" svg:height="7.545cm">
          <chartooo:coordinate-region svg:x="1.682cm" svg:y="1.474cm" svg:width="13.058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E4:Arkusz1.E4" chart:label-cell-address="Arkusz1.E1:Arkusz1.E1" chart:class="chart:bar">
            <chart:data-point/>
          </chart:series>
          <chart:series chart:style-name="ch9" chart:values-cell-range-address="Arkusz1.F4:Arkusz1.F4" chart:label-cell-address="Arkusz1.F1:Arkusz1.F1" chart:class="chart:bar">
            <chart:data-point/>
          </chart:series>
          <chart:series chart:style-name="ch10" chart:values-cell-range-address="Arkusz1.G4:Arkusz1.G4" chart:label-cell-address="Arkusz1.G1:Arkusz1.G1" chart:class="chart:bar">
            <chart:data-point/>
          </chart:series>
          <chart:series chart:style-name="ch11" chart:values-cell-range-address="Arkusz1.H4:Arkusz1.H4" chart:label-cell-address="Arkusz1.H1:Arkusz1.H1" chart:class="chart:bar">
            <chart:data-point/>
          </chart:series>
          <chart:series chart:style-name="ch12" chart:values-cell-range-address="Arkusz1.I4:Arkusz1.I4" chart:label-cell-address="Arkusz1.I1:Arkusz1.I1" chart:class="chart:bar">
            <chart:data-point/>
          </chart:series>
          <chart:series chart:style-name="ch13" chart:values-cell-range-address="Arkusz1.J4:Arkusz1.J4" chart:label-cell-address="Arkusz1.J1:Arkusz1.J1" chart:class="chart:bar">
            <chart:data-point/>
          </chart:series>
          <chart:series chart:style-name="ch14" chart:values-cell-range-address="Arkusz1.K4:Arkusz1.K4" chart:label-cell-address="Arkusz1.K1:Arkusz1.K1" chart:class="chart:bar">
            <chart:data-point/>
          </chart:series>
          <chart:series chart:style-name="ch15" chart:values-cell-range-address="Arkusz1.L4:Arkusz1.L4" chart:label-cell-address="Arkusz1.L1:Arkusz1.L1" chart:class="chart:bar">
            <chart:data-point/>
          </chart:series>
          <chart:series chart:style-name="ch16" chart:values-cell-range-address="Arkusz1.M4:Arkusz1.M4" chart:label-cell-address="Arkusz1.M1:Arkusz1.M1" chart:class="chart:bar">
            <chart:data-point/>
          </chart:series>
          <chart:series chart:style-name="ch17" chart:values-cell-range-address="Arkusz1.N4:Arkusz1.N4" chart:label-cell-address="Arkusz1.N1:Arkusz1.N1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rkusz1.E1:Arkusz1.E1</svg:desc>
                </draw:g>
              </table:table-cell>
              <table:table-cell office:value-type="string">
                <text:p>1</text:p>
                <draw:g>
                  <svg:desc>Arkusz1.F1:Arkusz1.F1</svg:desc>
                </draw:g>
              </table:table-cell>
              <table:table-cell office:value-type="string">
                <text:p>2</text:p>
                <draw:g>
                  <svg:desc>Arkusz1.G1:Arkusz1.G1</svg:desc>
                </draw:g>
              </table:table-cell>
              <table:table-cell office:value-type="string">
                <text:p>3</text:p>
                <draw:g>
                  <svg:desc>Arkusz1.H1:Arkusz1.H1</svg:desc>
                </draw:g>
              </table:table-cell>
              <table:table-cell office:value-type="string">
                <text:p>4</text:p>
                <draw:g>
                  <svg:desc>Arkusz1.I1:Arkusz1.I1</svg:desc>
                </draw:g>
              </table:table-cell>
              <table:table-cell office:value-type="string">
                <text:p>5</text:p>
                <draw:g>
                  <svg:desc>Arkusz1.J1:Arkusz1.J1</svg:desc>
                </draw:g>
              </table:table-cell>
              <table:table-cell office:value-type="string">
                <text:p>6</text:p>
                <draw:g>
                  <svg:desc>Arkusz1.K1:Arkusz1.K1</svg:desc>
                </draw:g>
              </table:table-cell>
              <table:table-cell office:value-type="string">
                <text:p>7</text:p>
                <draw:g>
                  <svg:desc>Arkusz1.L1:Arkusz1.L1</svg:desc>
                </draw:g>
              </table:table-cell>
              <table:table-cell office:value-type="string">
                <text:p>8</text:p>
                <draw:g>
                  <svg:desc>Arkusz1.M1:Arkusz1.M1</svg:desc>
                </draw:g>
              </table:table-cell>
              <table:table-cell office:value-type="string">
                <text:p>9</text:p>
                <draw:g>
                  <svg:desc>Arkusz1.N1:Arkusz1.N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9583">
                <text:p>129583</text:p>
                <draw:g>
                  <svg:desc>Arkusz1.E4:Arkusz1.E4</svg:desc>
                </draw:g>
              </table:table-cell>
              <table:table-cell office:value-type="float" office:value="224598">
                <text:p>224598</text:p>
                <draw:g>
                  <svg:desc>Arkusz1.F4:Arkusz1.F4</svg:desc>
                </draw:g>
              </table:table-cell>
              <table:table-cell office:value-type="float" office:value="231483">
                <text:p>231483</text:p>
                <draw:g>
                  <svg:desc>Arkusz1.G4:Arkusz1.G4</svg:desc>
                </draw:g>
              </table:table-cell>
              <table:table-cell office:value-type="float" office:value="133200">
                <text:p>133200</text:p>
                <draw:g>
                  <svg:desc>Arkusz1.H4:Arkusz1.H4</svg:desc>
                </draw:g>
              </table:table-cell>
              <table:table-cell office:value-type="float" office:value="139643">
                <text:p>139643</text:p>
                <draw:g>
                  <svg:desc>Arkusz1.I4:Arkusz1.I4</svg:desc>
                </draw:g>
              </table:table-cell>
              <table:table-cell office:value-type="float" office:value="139645">
                <text:p>139645</text:p>
                <draw:g>
                  <svg:desc>Arkusz1.J4:Arkusz1.J4</svg:desc>
                </draw:g>
              </table:table-cell>
              <table:table-cell office:value-type="float" office:value="139687">
                <text:p>139687</text:p>
                <draw:g>
                  <svg:desc>Arkusz1.K4:Arkusz1.K4</svg:desc>
                </draw:g>
              </table:table-cell>
              <table:table-cell office:value-type="float" office:value="133130">
                <text:p>133130</text:p>
                <draw:g>
                  <svg:desc>Arkusz1.L4:Arkusz1.L4</svg:desc>
                </draw:g>
              </table:table-cell>
              <table:table-cell office:value-type="float" office:value="139741">
                <text:p>139741</text:p>
                <draw:g>
                  <svg:desc>Arkusz1.M4:Arkusz1.M4</svg:desc>
                </draw:g>
              </table:table-cell>
              <table:table-cell office:value-type="float" office:value="133221">
                <text:p>133221</text:p>
                <draw:g>
                  <svg:desc>Arkusz1.N4:Arkusz1.N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69cm" svg:height="8.096cm" xlink:href=".." xlink:type="simple" chart:class="chart:bar" chart:style-name="ch1">
        <chart:legend chart:legend-position="end" svg:x="15.029cm" svg:y="1.508cm" style:legend-expansion="high" chart:style-name="ch2"/>
        <chart:plot-area chart:style-name="ch3" table:cell-range-address="Arkusz1.D2:Arkusz1.N4 Arkusz1.E1:Arkusz1.N1" chart:data-source-has-labels="both" svg:x="0.319cm" svg:y="0.161cm" svg:width="14.391cm" svg:height="7.774cm">
          <chartooo:coordinate-region svg:x="1.681cm" svg:y="0.361cm" svg:width="13.029cm" svg:height="6.927cm"/>
          <chart:axis chart:dimension="x" chart:name="primary-x" chart:style-name="ch4" chartooo:axis-type="auto">
            <chartooo:date-scale/>
            <chart:categories table:cell-range-address="Arkusz1.D2:Arkusz1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E2:Arkusz1.E4" chart:label-cell-address="Arkusz1.E1:Arkusz1.E1" chart:class="chart:bar">
            <chart:data-point chart:repeated="3"/>
          </chart:series>
          <chart:series chart:style-name="ch8" chart:values-cell-range-address="Arkusz1.F2:Arkusz1.F4" chart:label-cell-address="Arkusz1.F1:Arkusz1.F1" chart:class="chart:bar">
            <chart:data-point chart:repeated="3"/>
          </chart:series>
          <chart:series chart:style-name="ch9" chart:values-cell-range-address="Arkusz1.G2:Arkusz1.G4" chart:label-cell-address="Arkusz1.G1:Arkusz1.G1" chart:class="chart:bar">
            <chart:data-point chart:repeated="3"/>
          </chart:series>
          <chart:series chart:style-name="ch10" chart:values-cell-range-address="Arkusz1.H2:Arkusz1.H4" chart:label-cell-address="Arkusz1.H1:Arkusz1.H1" chart:class="chart:bar">
            <chart:data-point chart:repeated="3"/>
          </chart:series>
          <chart:series chart:style-name="ch11" chart:values-cell-range-address="Arkusz1.I2:Arkusz1.I4" chart:label-cell-address="Arkusz1.I1:Arkusz1.I1" chart:class="chart:bar">
            <chart:data-point chart:repeated="3"/>
          </chart:series>
          <chart:series chart:style-name="ch12" chart:values-cell-range-address="Arkusz1.J2:Arkusz1.J4" chart:label-cell-address="Arkusz1.J1:Arkusz1.J1" chart:class="chart:bar">
            <chart:data-point chart:repeated="3"/>
          </chart:series>
          <chart:series chart:style-name="ch13" chart:values-cell-range-address="Arkusz1.K2:Arkusz1.K4" chart:label-cell-address="Arkusz1.K1:Arkusz1.K1" chart:class="chart:bar">
            <chart:data-point chart:repeated="3"/>
          </chart:series>
          <chart:series chart:style-name="ch14" chart:values-cell-range-address="Arkusz1.L2:Arkusz1.L4" chart:label-cell-address="Arkusz1.L1:Arkusz1.L1" chart:class="chart:bar">
            <chart:data-point chart:repeated="3"/>
          </chart:series>
          <chart:series chart:style-name="ch15" chart:values-cell-range-address="Arkusz1.M2:Arkusz1.M4" chart:label-cell-address="Arkusz1.M1:Arkusz1.M1" chart:class="chart:bar">
            <chart:data-point chart:repeated="3"/>
          </chart:series>
          <chart:series chart:style-name="ch16" chart:values-cell-range-address="Arkusz1.N2:Arkusz1.N4" chart:label-cell-address="Arkusz1.N1:Arkusz1.N1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rkusz1.E1:Arkusz1.E1</svg:desc>
                </draw:g>
              </table:table-cell>
              <table:table-cell office:value-type="string">
                <text:p>1</text:p>
                <draw:g>
                  <svg:desc>Arkusz1.F1:Arkusz1.F1</svg:desc>
                </draw:g>
              </table:table-cell>
              <table:table-cell office:value-type="string">
                <text:p>2</text:p>
                <draw:g>
                  <svg:desc>Arkusz1.G1:Arkusz1.G1</svg:desc>
                </draw:g>
              </table:table-cell>
              <table:table-cell office:value-type="string">
                <text:p>3</text:p>
                <draw:g>
                  <svg:desc>Arkusz1.H1:Arkusz1.H1</svg:desc>
                </draw:g>
              </table:table-cell>
              <table:table-cell office:value-type="string">
                <text:p>4</text:p>
                <draw:g>
                  <svg:desc>Arkusz1.I1:Arkusz1.I1</svg:desc>
                </draw:g>
              </table:table-cell>
              <table:table-cell office:value-type="string">
                <text:p>5</text:p>
                <draw:g>
                  <svg:desc>Arkusz1.J1:Arkusz1.J1</svg:desc>
                </draw:g>
              </table:table-cell>
              <table:table-cell office:value-type="string">
                <text:p>6</text:p>
                <draw:g>
                  <svg:desc>Arkusz1.K1:Arkusz1.K1</svg:desc>
                </draw:g>
              </table:table-cell>
              <table:table-cell office:value-type="string">
                <text:p>7</text:p>
                <draw:g>
                  <svg:desc>Arkusz1.L1:Arkusz1.L1</svg:desc>
                </draw:g>
              </table:table-cell>
              <table:table-cell office:value-type="string">
                <text:p>8</text:p>
                <draw:g>
                  <svg:desc>Arkusz1.M1:Arkusz1.M1</svg:desc>
                </draw:g>
              </table:table-cell>
              <table:table-cell office:value-type="string">
                <text:p>9</text:p>
                <draw:g>
                  <svg:desc>Arkusz1.N1:Arkusz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erwsze</text:p>
                <draw:g>
                  <svg:desc>Arkusz1.D2:Arkusz1.D4</svg:desc>
                </draw:g>
              </table:table-cell>
              <table:table-cell office:value-type="float" office:value="9311">
                <text:p>9311</text:p>
                <draw:g>
                  <svg:desc>Arkusz1.E2:Arkusz1.E4</svg:desc>
                </draw:g>
              </table:table-cell>
              <table:table-cell office:value-type="float" office:value="25402">
                <text:p>25402</text:p>
                <draw:g>
                  <svg:desc>Arkusz1.F2:Arkusz1.F4</svg:desc>
                </draw:g>
              </table:table-cell>
              <table:table-cell office:value-type="float" office:value="18517">
                <text:p>18517</text:p>
                <draw:g>
                  <svg:desc>Arkusz1.G2:Arkusz1.G4</svg:desc>
                </draw:g>
              </table:table-cell>
              <table:table-cell office:value-type="float" office:value="16801">
                <text:p>16801</text:p>
                <draw:g>
                  <svg:desc>Arkusz1.H2:Arkusz1.H4</svg:desc>
                </draw:g>
              </table:table-cell>
              <table:table-cell office:value-type="float" office:value="10357">
                <text:p>10357</text:p>
                <draw:g>
                  <svg:desc>Arkusz1.I2:Arkusz1.I4</svg:desc>
                </draw:g>
              </table:table-cell>
              <table:table-cell office:value-type="float" office:value="10355">
                <text:p>10355</text:p>
                <draw:g>
                  <svg:desc>Arkusz1.J2:Arkusz1.J4</svg:desc>
                </draw:g>
              </table:table-cell>
              <table:table-cell office:value-type="float" office:value="10313">
                <text:p>10313</text:p>
                <draw:g>
                  <svg:desc>Arkusz1.K2:Arkusz1.K4</svg:desc>
                </draw:g>
              </table:table-cell>
              <table:table-cell office:value-type="float" office:value="16870">
                <text:p>16870</text:p>
                <draw:g>
                  <svg:desc>Arkusz1.L2:Arkusz1.L4</svg:desc>
                </draw:g>
              </table:table-cell>
              <table:table-cell office:value-type="float" office:value="10259">
                <text:p>10259</text:p>
                <draw:g>
                  <svg:desc>Arkusz1.M2:Arkusz1.M4</svg:desc>
                </draw:g>
              </table:table-cell>
              <table:table-cell office:value-type="float" office:value="16779">
                <text:p>16779</text:p>
                <draw:g>
                  <svg:desc>Arkusz1.N2:Arkusz1.N4</svg:desc>
                </draw:g>
              </table:table-cell>
            </table:table-row>
            <table:table-row>
              <table:table-cell office:value-type="string">
                <text:p>Normalne</text:p>
              </table:table-cell>
              <table:table-cell office:value-type="float" office:value="138894">
                <text:p>138894</text:p>
              </table:table-cell>
              <table:table-cell office:value-type="float" office:value="250000">
                <text:p>250000</text:p>
              </table:table-cell>
              <table:table-cell office:value-type="float" office:value="250000">
                <text:p>250000</text:p>
              </table:table-cell>
              <table:table-cell office:value-type="float" office:value="150001">
                <text:p>150001</text:p>
              </table:table-cell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Niepierwsze</text:p>
              </table:table-cell>
              <table:table-cell office:value-type="float" office:value="129583">
                <text:p>129583</text:p>
              </table:table-cell>
              <table:table-cell office:value-type="float" office:value="224598">
                <text:p>224598</text:p>
              </table:table-cell>
              <table:table-cell office:value-type="float" office:value="231483">
                <text:p>231483</text:p>
              </table:table-cell>
              <table:table-cell office:value-type="float" office:value="133200">
                <text:p>133200</text:p>
              </table:table-cell>
              <table:table-cell office:value-type="float" office:value="139643">
                <text:p>139643</text:p>
              </table:table-cell>
              <table:table-cell office:value-type="float" office:value="139645">
                <text:p>139645</text:p>
              </table:table-cell>
              <table:table-cell office:value-type="float" office:value="139687">
                <text:p>139687</text:p>
              </table:table-cell>
              <table:table-cell office:value-type="float" office:value="133130">
                <text:p>133130</text:p>
              </table:table-cell>
              <table:table-cell office:value-type="float" office:value="139741">
                <text:p>139741</text:p>
              </table:table-cell>
              <table:table-cell office:value-type="float" office:value="133221">
                <text:p>1332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